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e6" fo:border-left="none" fo:border-right="none" fo:border-top="0.0008in solid 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fo:color="#666666"/>
    </style:style>
    <style:style style:name="ce11" style:family="table-cell" style:parent-style-name="Default">
      <style:table-cell-properties fo:border-bottom="0.0008in solid #000000" fo:background-color="#94476b" style:text-align-source="fix" style:repeat-content="false" fo:border-left="none" fo:border-right="none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  <style:text-properties fo:color="#666666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666666"/>
    </style:style>
    <style:style style:name="ce18" style:family="table-cell" style:parent-style-name="Default">
      <style:table-cell-properties fo:border-bottom="0.0008in solid #000000" fo:background-color="#ff8080" fo:border-left="none" fo:border-right="none" fo:border-top="0.0008in solid #000000"/>
    </style:style>
    <style:style style:name="ce19" style:family="table-cell" style:parent-style-name="Default">
      <style:table-cell-properties fo:background-color="#aecf00" fo:border="0.0008in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fo:border-left="0.0008in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999999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ackground-color="#ffffff"/>
      <style:text-properties fo:color="#666666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ackground-color="#b3b3b3" fo:border="0.0008in solid #000000"/>
      <style:text-properties fo:color="#ff420e"/>
    </style:style>
    <style:style style:name="ce32" style:family="table-cell" style:parent-style-name="Default">
      <style:table-cell-properties fo:background-color="#83caff" fo:border="0.0008in solid #000000"/>
      <style:text-properties fo:color="#000000"/>
    </style:style>
    <style:style style:name="ce33" style:family="table-cell" style:parent-style-name="Default">
      <style:table-cell-properties fo:background-color="#ccffff" fo:border="0.0008in solid #000000"/>
    </style:style>
    <style:style style:name="ce34" style:family="table-cell" style:parent-style-name="Default">
      <style:table-cell-properties fo:border-bottom="0.0008in solid #000000" fo:border-left="none" fo:border-right="none" fo:border-top="0.0008in solid #000000"/>
    </style:style>
    <style:style style:name="ce35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36" style:family="table-cell" style:parent-style-name="Default">
      <style:table-cell-properties fo:background-color="#ffffff" fo:border="none"/>
    </style:style>
    <style:style style:name="ce37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0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2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ce12" office:value-type="string">
            <text:p>Bytes</text:p>
          </table:table-cell>
          <table:table-cell office:value-type="string">
            <text:p>Global Offset</text:p>
          </table:table-cell>
          <table:table-cell table:style-name="Default" office:value-type="string">
            <text:p>Local Offset</text:p>
          </table:table-cell>
          <table:table-cell table:style-name="ce20"/>
          <table:table-cell/>
          <table:table-cell table:style-name="ce12" office:value-type="string">
            <text:p>Bytes</text:p>
          </table:table-cell>
          <table:table-cell table:style-name="ce12" office:value-type="string">
            <text:p>Number</text:p>
          </table:table-cell>
          <table:table-cell office:value-type="string">
            <text:p>Bits</text:p>
          </table:table-cell>
          <table:table-cell office:value-type="string">
            <text:p>Global Offset</text:p>
          </table:table-cell>
          <table:table-cell office:value-type="string">
            <text:p>Local Offset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office:value-type="string">
            <office:annotation draw:style-name="gr1" draw:text-style-name="P1" svg:width="1.1413in" svg:height="1.0122in" svg:x="5.6303in" svg:y="0.0008in" draw:caption-point-x="-0.2402in" draw:caption-point-y="0.3378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Initialized Mark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24" office:value-type="string">
            <text:p>Dummy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37" table:formula="of:=[.E48]" office:value-type="float" office:value="512">
            <text:p>512</text:p>
          </table:table-cell>
          <table:table-cell table:style-name="ce37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9" office:value-type="string">
            <office:annotation draw:style-name="gr2" draw:text-style-name="P1" svg:width="1.1413in" svg:height="1.1677in" svg:x="5.6303in" svg:y="0.0016in" draw:caption-point-x="-0.2402in" draw:caption-point-y="0.5043in">
              <dc:creator>JDK</dc:creator>
              <dc:date>2013-05-04T00:00:00</dc:date>
              <text:p text:style-name="P1"><text:span text:style-name="T1">63+1 for the Version allows the ACDI to have a 64 bit size to be the same as a Datagram buffer</text:span></text:p>
            </office:annotation>
            <text:p>User Name</text:p>
          </table:table-cell>
          <table:table-cell table:style-name="ce14" office:value-type="float" office:value="63">
            <text:p>63</text:p>
          </table:table-cell>
          <table:table-cell table:style-name="ce14" table:formula="of:=[.D3]+[.E3]" office:value-type="float" office:value="1">
            <text:p>1</text:p>
          </table:table-cell>
          <table:table-cell table:style-name="ce14" table:formula="of:=0" office:value-type="float" office:value="0">
            <text:p>0</text:p>
          </table:table-cell>
          <table:covered-table-cell table:style-name="ce3"/>
          <table:table-cell table:style-name="ce9" office:value-type="string">
            <text:p>User Name</text:p>
          </table:table-cell>
          <table:table-cell table:style-name="ce9" office:value-type="float" office:value="63">
            <text:p>63</text:p>
          </table:table-cell>
          <table:table-cell table:style-name="ce9" table:number-columns-repeated="2"/>
          <table:table-cell table:style-name="ce14" table:formula="of:=[.L3]+[.I3]" office:value-type="float" office:value="513">
            <text:p>513</text:p>
          </table:table-cell>
          <table:table-cell table:style-name="ce14" table:formula="of:=[.M3]+[.I3]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9" office:value-type="string">
            <text:p>User Description</text:p>
          </table:table-cell>
          <table:table-cell table:style-name="ce14" office:value-type="float" office:value="64">
            <text:p>64</text:p>
          </table:table-cell>
          <table:table-cell table:style-name="ce14" table:formula="of:=[.D4]+[.E4]" office:value-type="float" office:value="64">
            <text:p>64</text:p>
          </table:table-cell>
          <table:table-cell table:style-name="ce14" table:formula="of:=[.F4]+[.D4]" office:value-type="float" office:value="63">
            <text:p>63</text:p>
          </table:table-cell>
          <table:covered-table-cell table:style-name="ce4"/>
          <table:table-cell table:style-name="ce9" office:value-type="string">
            <text:p>User Description</text:p>
          </table:table-cell>
          <table:table-cell table:style-name="ce9" office:value-type="float" office:value="64">
            <text:p>64</text:p>
          </table:table-cell>
          <table:table-cell table:style-name="ce9" table:number-columns-repeated="2"/>
          <table:table-cell table:style-name="ce14" table:formula="of:=[.L4]+[.I4]" office:value-type="float" office:value="576">
            <text:p>576</text:p>
          </table:table-cell>
          <table:table-cell table:style-name="ce14" table:formula="of:=[.M4]+[.I4]" office:value-type="float" office:value="64">
            <text:p>64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1" table:number-rows-spanned="42">
            <text:p>Command Station</text:p>
          </table:table-cell>
          <table:table-cell office:value-type="string">
            <text:p>Output Mode (Mainline/Programming)</text:p>
          </table:table-cell>
          <table:table-cell table:style-name="ce15" office:value-type="float" office:value="1">
            <text:p>1</text:p>
          </table:table-cell>
          <table:table-cell table:style-name="ce15" table:formula="of:=[.D5]+[.E5]" office:value-type="float" office:value="128">
            <text:p>128</text:p>
          </table:table-cell>
          <table:table-cell table:style-name="ce15" table:formula="of:=[.F5]+[.D5]" office:value-type="float" office:value="127">
            <text:p>127</text:p>
          </table:table-cell>
          <table:table-cell table:style-name="ce21" office:value-type="string" table:number-columns-spanned="1" table:number-rows-spanned="18">
            <text:p>DCC Node Database</text:p>
          </table:table-cell>
          <table:table-cell table:style-name="ce25" office:value-type="string">
            <text:p>Road Name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5]+[.I5]" office:value-type="float" office:value="640">
            <text:p>640</text:p>
          </table:table-cell>
          <table:table-cell table:style-name="ce14" table:formula="of:=[.M5]+[.I5]" office:value-type="float" office:value="128">
            <text:p>128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Default Programming Mode</text:p>
          </table:table-cell>
          <table:table-cell table:style-name="ce15" office:value-type="float" office:value="1">
            <text:p>1</text:p>
          </table:table-cell>
          <table:table-cell table:style-name="ce15" table:formula="of:=[.D6]+[.E6]" office:value-type="float" office:value="129">
            <text:p>129</text:p>
          </table:table-cell>
          <table:table-cell table:style-name="ce15" table:formula="of:=[.F6]+[.D6]" office:value-type="float" office:value="128">
            <text:p>128</text:p>
          </table:table-cell>
          <table:covered-table-cell table:style-name="ce22"/>
          <table:table-cell table:style-name="ce25" office:value-type="string">
            <text:p>Road Class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6]+[.I6]" office:value-type="float" office:value="672">
            <text:p>672</text:p>
          </table:table-cell>
          <table:table-cell table:style-name="ce14" table:formula="of:=[.M6]+[.I6]" office:value-type="float" office:value="160">
            <text:p>160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NMRA DCC Bus Mode</text:p>
          </table:table-cell>
          <table:table-cell table:style-name="ce15" office:value-type="float" office:value="1">
            <text:p>1</text:p>
          </table:table-cell>
          <table:table-cell table:style-name="ce15" table:formula="of:=[.D7]+[.E7]" office:value-type="float" office:value="130">
            <text:p>130</text:p>
          </table:table-cell>
          <table:table-cell table:style-name="ce15" table:formula="of:=[.F7]+[.D7]" office:value-type="float" office:value="129">
            <text:p>129</text:p>
          </table:table-cell>
          <table:covered-table-cell table:style-name="ce6"/>
          <table:table-cell table:style-name="ce25" office:value-type="string">
            <text:p>Road Numb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7]+[.I7]" office:value-type="float" office:value="704">
            <text:p>704</text:p>
          </table:table-cell>
          <table:table-cell table:style-name="ce14" table:formula="of:=[.M7]+[.I7]" office:value-type="float" office:value="192">
            <text:p>192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RailCom Enable</text:p>
          </table:table-cell>
          <table:table-cell table:style-name="ce15" office:value-type="float" office:value="1">
            <text:p>1</text:p>
          </table:table-cell>
          <table:table-cell table:style-name="ce15" table:formula="of:=[.D8]+[.E8]" office:value-type="float" office:value="131">
            <text:p>131</text:p>
          </table:table-cell>
          <table:table-cell table:style-name="ce15" table:formula="of:=[.F8]+[.D8]" office:value-type="float" office:value="130">
            <text:p>130</text:p>
          </table:table-cell>
          <table:covered-table-cell table:style-name="ce22"/>
          <table:table-cell table:style-name="ce25" office:value-type="string">
            <text:p>Train Name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8]+[.I8]" office:value-type="float" office:value="736">
            <text:p>736</text:p>
          </table:table-cell>
          <table:table-cell table:style-name="ce14" table:formula="of:=[.M8]+[.I8]" office:value-type="float" office:value="224">
            <text:p>224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OverCurrent Level</text:p>
          </table:table-cell>
          <table:table-cell table:style-name="ce15" office:value-type="float" office:value="2">
            <text:p>2</text:p>
          </table:table-cell>
          <table:table-cell table:style-name="ce15" table:formula="of:=[.D9]+[.E9]" office:value-type="float" office:value="132">
            <text:p>132</text:p>
          </table:table-cell>
          <table:table-cell table:style-name="ce15" table:formula="of:=[.F9]+[.D9]" office:value-type="float" office:value="131">
            <text:p>131</text:p>
          </table:table-cell>
          <table:covered-table-cell table:style-name="ce22"/>
          <table:table-cell table:style-name="ce25" office:value-type="string">
            <text:p>Manufactur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9]+[.I9]" office:value-type="float" office:value="768">
            <text:p>768</text:p>
          </table:table-cell>
          <table:table-cell table:style-name="ce14" table:formula="of:=[.M9]+[.I9]" office:value-type="float" office:value="256">
            <text:p>256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OverCurrent Time</text:p>
          </table:table-cell>
          <table:table-cell table:style-name="ce15" office:value-type="float" office:value="2">
            <text:p>2</text:p>
          </table:table-cell>
          <table:table-cell table:style-name="ce15" table:formula="of:=[.D10]+[.E10]" office:value-type="float" office:value="134">
            <text:p>134</text:p>
          </table:table-cell>
          <table:table-cell table:style-name="ce15" table:formula="of:=[.F10]+[.D10]" office:value-type="float" office:value="133">
            <text:p>133</text:p>
          </table:table-cell>
          <table:covered-table-cell table:style-name="ce22"/>
          <table:table-cell table:style-name="ce25" office:value-type="string">
            <text:p>Own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10]+[.I10]" office:value-type="float" office:value="800">
            <text:p>800</text:p>
          </table:table-cell>
          <table:table-cell table:style-name="ce14" table:formula="of:=[.M10]+[.I10]" office:value-type="float" office:value="288">
            <text:p>288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AutoRestartTime</text:p>
          </table:table-cell>
          <table:table-cell table:style-name="ce15" office:value-type="float" office:value="2">
            <text:p>2</text:p>
          </table:table-cell>
          <table:table-cell table:style-name="ce15" table:formula="of:=[.D11]+[.E11]" office:value-type="float" office:value="136">
            <text:p>136</text:p>
          </table:table-cell>
          <table:table-cell table:style-name="ce15" table:formula="of:=[.F11]+[.D11]" office:value-type="float" office:value="135">
            <text:p>135</text:p>
          </table:table-cell>
          <table:covered-table-cell table:style-name="ce22"/>
          <table:table-cell table:style-name="ce26" office:value-type="string">
            <text:p>Function State</text:p>
          </table:table-cell>
          <table:table-cell table:style-name="ce26" table:formula="of:=ROUNDUP([.K12]/8; 0)" office:value-type="float" office:value="4">
            <text:p>4</text:p>
          </table:table-cell>
          <table:table-cell table:style-name="ce26"/>
          <table:table-cell table:style-name="ce26" office:value-type="float" office:value="28">
            <text:p>28</text:p>
          </table:table-cell>
          <table:table-cell table:style-name="ce14" table:formula="of:=[.L11]+[.I11]" office:value-type="float" office:value="832">
            <text:p>832</text:p>
          </table:table-cell>
          <table:table-cell table:style-name="ce14" table:formula="of:=[.M11]+[.I11]" office:value-type="float" office:value="320">
            <text:p>320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Speed Dir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2]+[.E12]" office:value-type="float" office:value="138">
            <text:p>138</text:p>
          </table:table-cell>
          <table:table-cell table:style-name="ce15" table:formula="of:=[.F12]+[.D12]" office:value-type="float" office:value="137">
            <text:p>137</text:p>
          </table:table-cell>
          <table:covered-table-cell table:style-name="ce6"/>
          <table:table-cell table:style-name="ce27" office:value-type="string">
            <text:p>Address</text:p>
          </table:table-cell>
          <table:table-cell table:style-name="ce27" office:value-type="float" office:value="2">
            <text:p>2</text:p>
          </table:table-cell>
          <table:table-cell/>
          <table:table-cell table:style-name="ce27"/>
          <table:table-cell table:style-name="ce14" table:formula="of:=[.L12]+[.I12]" office:value-type="float" office:value="836">
            <text:p>836</text:p>
          </table:table-cell>
          <table:table-cell table:style-name="ce14" table:formula="of:=[.M12]+[.I12]" office:value-type="float" office:value="324">
            <text:p>324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3]+[.E13]" office:value-type="float" office:value="139">
            <text:p>139</text:p>
          </table:table-cell>
          <table:table-cell table:style-name="ce15" table:formula="of:=[.F13]+[.D13]" office:value-type="float" office:value="138">
            <text:p>138</text:p>
          </table:table-cell>
          <table:covered-table-cell table:style-name="ce6"/>
          <table:table-cell table:style-name="ce27" office:value-type="string">
            <text:p>Speed Steps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14" table:formula="of:=[.L13]+[.I13]" office:value-type="float" office:value="838">
            <text:p>838</text:p>
          </table:table-cell>
          <table:table-cell table:style-name="ce14" table:formula="of:=[.M13]+[.I13]" office:value-type="float" office:value="326">
            <text:p>326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4]+[.E14]" office:value-type="float" office:value="140">
            <text:p>140</text:p>
          </table:table-cell>
          <table:table-cell table:style-name="ce15" table:formula="of:=[.F14]+[.D14]" office:value-type="float" office:value="139">
            <text:p>139</text:p>
          </table:table-cell>
          <table:covered-table-cell table:style-name="ce6"/>
          <table:table-cell table:style-name="ce27" office:value-type="string">
            <text:p>Consist List</text:p>
          </table:table-cell>
          <table:table-cell table:style-name="ce27" table:formula="of:=[.J15]*6" office:value-type="float" office:value="48">
            <text:p>48</text:p>
          </table:table-cell>
          <table:table-cell table:style-name="ce27" office:value-type="float" office:value="8">
            <office:annotation draw:style-name="gr3" draw:text-style-name="P1" svg:width="1.1413in" svg:height="0.3902in" svg:x="12.9315in" svg:y="1.7516in" draw:caption-point-x="-0.2402in" draw:caption-point-y="0.5961in">
              <dc:creator>JDK</dc:creator>
              <dc:date>2013-04-28T00:00:00</dc:date>
              <text:p text:style-name="P1"><text:span text:style-name="T1">Max Trains in Consist</text:span></text:p>
            </office:annotation>
            <text:p>8</text:p>
          </table:table-cell>
          <table:table-cell table:style-name="ce35"/>
          <table:table-cell table:style-name="ce14" table:formula="of:=[.L14]+[.I14]" office:value-type="float" office:value="839">
            <text:p>839</text:p>
          </table:table-cell>
          <table:table-cell table:style-name="ce14" table:formula="of:=[.M14]+[.I14]" office:value-type="float" office:value="327">
            <text:p>3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5]+[.E15]" office:value-type="float" office:value="141">
            <text:p>141</text:p>
          </table:table-cell>
          <table:table-cell table:style-name="ce15" table:formula="of:=[.F15]+[.D15]" office:value-type="float" office:value="140">
            <text:p>140</text:p>
          </table:table-cell>
          <table:covered-table-cell table:style-name="ce6"/>
          <table:table-cell table:style-name="ce27" office:value-type="string">
            <text:p>Decoder Family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2"/>
          <table:table-cell table:style-name="ce14" table:formula="of:=[.L15]+[.I15]" office:value-type="float" office:value="887">
            <text:p>887</text:p>
          </table:table-cell>
          <table:table-cell table:style-name="ce14" table:formula="of:=[.M15]+[.I15]" office:value-type="float" office:value="375">
            <text:p>37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6]+[.E16]" office:value-type="float" office:value="142">
            <text:p>142</text:p>
          </table:table-cell>
          <table:table-cell table:style-name="ce15" table:formula="of:=[.F16]+[.D16]" office:value-type="float" office:value="141">
            <text:p>141</text:p>
          </table:table-cell>
          <table:covered-table-cell table:style-name="ce6"/>
          <table:table-cell table:style-name="ce27" office:value-type="string">
            <text:p>Decoder Model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2"/>
          <table:table-cell table:style-name="ce14" table:formula="of:=[.L16]+[.I16]" office:value-type="float" office:value="887">
            <text:p>887</text:p>
          </table:table-cell>
          <table:table-cell table:style-name="ce14" table:formula="of:=[.M16]+[.I16]" office:value-type="float" office:value="375">
            <text:p>37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7]+[.E17]" office:value-type="float" office:value="143">
            <text:p>143</text:p>
          </table:table-cell>
          <table:table-cell table:style-name="ce15" table:formula="of:=[.F17]+[.D17]" office:value-type="float" office:value="142">
            <text:p>142</text:p>
          </table:table-cell>
          <table:covered-table-cell table:style-name="ce6"/>
          <table:table-cell table:style-name="ce27" office:value-type="string">
            <text:p>Decoder Comment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2"/>
          <table:table-cell table:style-name="ce14" table:formula="of:=[.L17]+[.I17]" office:value-type="float" office:value="887">
            <text:p>887</text:p>
          </table:table-cell>
          <table:table-cell table:style-name="ce14" table:formula="of:=[.M17]+[.I17]" office:value-type="float" office:value="375">
            <text:p>37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8]+[.E18]" office:value-type="float" office:value="144">
            <text:p>144</text:p>
          </table:table-cell>
          <table:table-cell table:style-name="ce15" table:formula="of:=[.F18]+[.D18]" office:value-type="float" office:value="143">
            <text:p>143</text:p>
          </table:table-cell>
          <table:covered-table-cell table:style-name="ce6"/>
          <table:table-cell table:style-name="ce28" office:value-type="string">
            <text:p>FDI URL</text:p>
          </table:table-cell>
          <table:table-cell table:style-name="ce27" office:value-type="float" office:value="512">
            <text:p>512</text:p>
          </table:table-cell>
          <table:table-cell table:style-name="ce29" table:number-columns-repeated="2"/>
          <table:table-cell table:style-name="ce14" table:formula="of:=[.L18]+[.I18]" office:value-type="float" office:value="887">
            <text:p>887</text:p>
          </table:table-cell>
          <table:table-cell table:style-name="ce14" table:formula="of:=[.M18]+[.I18]" office:value-type="float" office:value="375">
            <text:p>37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9]+[.E19]" office:value-type="float" office:value="145">
            <text:p>145</text:p>
          </table:table-cell>
          <table:table-cell table:style-name="ce15" table:formula="of:=[.F19]+[.D19]" office:value-type="float" office:value="144">
            <text:p>144</text:p>
          </table:table-cell>
          <table:covered-table-cell table:style-name="ce6"/>
          <table:table-cell table:style-name="ce27" office:value-type="string">
            <text:p>CDI URL</text:p>
          </table:table-cell>
          <table:table-cell table:style-name="ce27" office:value-type="float" office:value="512">
            <text:p>512</text:p>
          </table:table-cell>
          <table:table-cell table:style-name="ce27" table:number-columns-repeated="2"/>
          <table:table-cell table:style-name="ce14" table:formula="of:=[.L19]+[.I19]" office:value-type="float" office:value="1399">
            <text:p>1399</text:p>
          </table:table-cell>
          <table:table-cell table:style-name="ce14" table:formula="of:=[.M19]+[.I19]" office:value-type="float" office:value="887">
            <text:p>88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0]+[.E20]" office:value-type="float" office:value="146">
            <text:p>146</text:p>
          </table:table-cell>
          <table:table-cell table:style-name="ce15" table:formula="of:=[.F20]+[.D20]" office:value-type="float" office:value="145">
            <text:p>145</text:p>
          </table:table-cell>
          <table:covered-table-cell table:style-name="ce6"/>
          <table:table-cell table:style-name="ce27" office:value-type="string">
            <text:p>Cvs</text:p>
          </table:table-cell>
          <table:table-cell table:style-name="ce27" office:value-type="float" office:value="256">
            <text:p>256</text:p>
          </table:table-cell>
          <table:table-cell table:style-name="ce27" table:number-columns-repeated="2"/>
          <table:table-cell table:style-name="ce14" table:formula="of:=[.L20]+[.I20]" office:value-type="float" office:value="1911">
            <text:p>1911</text:p>
          </table:table-cell>
          <table:table-cell table:style-name="ce14" table:formula="of:=[.M20]+[.I20]" office:value-type="float" office:value="1399">
            <text:p>1399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1]+[.E21]" office:value-type="float" office:value="147">
            <text:p>147</text:p>
          </table:table-cell>
          <table:table-cell table:style-name="ce15" table:formula="of:=[.F21]+[.D21]" office:value-type="float" office:value="146">
            <text:p>146</text:p>
          </table:table-cell>
          <table:covered-table-cell table:style-name="ce23"/>
          <table:table-cell/>
          <table:table-cell/>
          <table:table-cell table:style-name="ce27"/>
          <table:table-cell table:style-name="ce36"/>
          <table:table-cell table:style-name="ce14" table:formula="of:=[.L21]+[.I21]" office:value-type="float" office:value="2167">
            <text:p>2167</text:p>
          </table:table-cell>
          <table:table-cell table:style-name="ce14" table:formula="of:=[.M21]+[.I21]" office:value-type="float" office:value="1655">
            <text:p>165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2]+[.E22]" office:value-type="float" office:value="148">
            <text:p>148</text:p>
          </table:table-cell>
          <table:table-cell table:style-name="ce15" table:formula="of:=[.F22]+[.D22]" office:value-type="float" office:value="147">
            <text:p>147</text:p>
          </table:table-cell>
          <table:covered-table-cell/>
          <table:table-cell table:style-name="ce29" office:value-type="string">
            <text:p>Spare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14" table:formula="of:=[.L22]+[.I22]" office:value-type="float" office:value="2167">
            <text:p>2167</text:p>
          </table:table-cell>
          <table:table-cell table:style-name="ce14" table:formula="of:=[.M22]+[.I22]" office:value-type="float" office:value="1655">
            <text:p>165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1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3]+[.E23]" office:value-type="float" office:value="149">
            <text:p>149</text:p>
          </table:table-cell>
          <table:table-cell table:style-name="ce15" table:formula="of:=[.F23]+[.D23]" office:value-type="float" office:value="148">
            <text:p>148</text:p>
          </table:table-cell>
          <table:table-cell table:style-name="ce7" office:value-type="string">
            <text:p>Total</text:p>
          </table:table-cell>
          <table:table-cell table:style-name="ce11" office:value-type="string">
            <text:p>Target = 1792</text:p>
          </table:table-cell>
          <table:table-cell table:style-name="ce18" table:formula="of:=SUM([.I4:.I22])" office:value-type="float" office:value="1654">
            <text:p>1654</text:p>
          </table:table-cell>
          <table:table-cell table:style-name="ce34" table:number-columns-repeated="2"/>
          <table:table-cell table:style-name="ce19" table:formula="of:=[.L23]+[.I21]" office:value-type="float" office:value="2423">
            <text:p>2423</text:p>
          </table:table-cell>
          <table:table-cell table:style-name="ce19" table:formula="of:=[.M23]+[.I21]" office:value-type="float" office:value="1911">
            <text:p>1911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1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4]+[.E24]" office:value-type="float" office:value="150">
            <text:p>150</text:p>
          </table:table-cell>
          <table:table-cell table:style-name="ce15" table:formula="of:=[.F24]+[.D24]" office:value-type="float" office:value="149">
            <text:p>14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1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5]+[.E25]" office:value-type="float" office:value="151">
            <text:p>151</text:p>
          </table:table-cell>
          <table:table-cell table:style-name="ce15" table:formula="of:=[.F25]+[.D25]" office:value-type="float" office:value="150">
            <text:p>150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1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6]+[.E26]" office:value-type="float" office:value="152">
            <text:p>152</text:p>
          </table:table-cell>
          <table:table-cell table:style-name="ce15" table:formula="of:=[.F26]+[.D26]" office:value-type="float" office:value="151">
            <text:p>15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E48]" office:value-type="float" office:value="512">
            <text:p>512</text:p>
          </table:table-cell>
          <table:table-cell table:style-name="ce38" table:formula="of:=DEC2HEX([.N27];8)" office:value-type="string" office:string-value="00000200">
            <text:p>00000200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7]+[.E27]" office:value-type="float" office:value="153">
            <text:p>153</text:p>
          </table:table-cell>
          <table:table-cell table:style-name="ce15" table:formula="of:=[.F27]+[.D27]" office:value-type="float" office:value="152">
            <text:p>152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[.$E$48]+(([.M28]-1)*[.$I$24])" office:value-type="float" office:value="2166">
            <text:p>2166</text:p>
          </table:table-cell>
          <table:table-cell table:style-name="ce38" table:formula="of:=DEC2HEX([.N28];8)" office:value-type="string" office:string-value="00000876">
            <text:p>00000876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8]+[.E28]" office:value-type="float" office:value="154">
            <text:p>154</text:p>
          </table:table-cell>
          <table:table-cell table:style-name="ce15" table:formula="of:=[.F28]+[.D28]" office:value-type="float" office:value="153">
            <text:p>153</text:p>
          </table:table-cell>
          <table:table-cell/>
          <table:table-cell table:style-name="ce30" office:value-type="string">
            <text:p>Proxy Count</text:p>
          </table:table-cell>
          <table:table-cell table:style-name="ce31" office:value-type="float" office:value="64">
            <text:p>64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$E$48]+(([.M29]-1)*[.$I$24])" office:value-type="float" office:value="3820">
            <text:p>3820</text:p>
          </table:table-cell>
          <table:table-cell table:style-name="ce38" table:formula="of:=DEC2HEX([.N29];8)" office:value-type="string" office:string-value="00000EEC">
            <text:p>00000EEC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9]+[.E29]" office:value-type="float" office:value="155">
            <text:p>155</text:p>
          </table:table-cell>
          <table:table-cell table:style-name="ce15" table:formula="of:=[.F29]+[.D29]" office:value-type="float" office:value="154">
            <text:p>154</text:p>
          </table:table-cell>
          <table:table-cell/>
          <table:table-cell table:style-name="ce30" office:value-type="string">
            <text:p>EEProm Size</text:p>
          </table:table-cell>
          <table:table-cell table:style-name="ce32" table:formula="of:=[.D48]+([.I24]*[.I29])" office:value-type="float" office:value="106368">
            <text:p>106368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$E$48]+(([.M30]-1)*[.$I$24])" office:value-type="float" office:value="5474">
            <text:p>5474</text:p>
          </table:table-cell>
          <table:table-cell table:style-name="ce38" table:formula="of:=DEC2HEX([.N30];8)" office:value-type="string" office:string-value="00001562">
            <text:p>00001562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0]+[.E30]" office:value-type="float" office:value="156">
            <text:p>156</text:p>
          </table:table-cell>
          <table:table-cell table:style-name="ce15" table:formula="of:=[.F30]+[.D30]" office:value-type="float" office:value="155">
            <text:p>155</text:p>
          </table:table-cell>
          <table:table-cell/>
          <table:table-cell table:style-name="ce30" office:value-type="string">
            <text:p>Max EEProm</text:p>
          </table:table-cell>
          <table:table-cell table:style-name="ce33" table:formula="of:=256*512" office:value-type="float" office:value="131072">
            <text:p>131072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[.$E$48]+(([.M31]-1)*[.$I$24])" office:value-type="float" office:value="7128">
            <text:p>7128</text:p>
          </table:table-cell>
          <table:table-cell table:style-name="ce38" table:formula="of:=DEC2HEX([.N31];8)" office:value-type="string" office:string-value="00001BD8">
            <text:p>00001BD8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1]+[.E31]" office:value-type="float" office:value="157">
            <text:p>157</text:p>
          </table:table-cell>
          <table:table-cell table:style-name="ce15" table:formula="of:=[.F31]+[.D31]" office:value-type="float" office:value="156">
            <text:p>156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[.$E$48]+(([.M32]-1)*[.$I$24])" office:value-type="float" office:value="8782">
            <text:p>8782</text:p>
          </table:table-cell>
          <table:table-cell table:style-name="ce38" table:formula="of:=DEC2HEX([.N32];8)" office:value-type="string" office:string-value="0000224E">
            <text:p>0000224E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2]+[.E32]" office:value-type="float" office:value="158">
            <text:p>158</text:p>
          </table:table-cell>
          <table:table-cell table:style-name="ce15" table:formula="of:=[.F32]+[.D32]" office:value-type="float" office:value="157">
            <text:p>157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[.$E$48]+(([.M33]-1)*[.$I$24])" office:value-type="float" office:value="10436">
            <text:p>10436</text:p>
          </table:table-cell>
          <table:table-cell table:style-name="ce38" table:formula="of:=DEC2HEX([.N33];8)" office:value-type="string" office:string-value="000028C4">
            <text:p>000028C4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3]+[.E33]" office:value-type="float" office:value="159">
            <text:p>159</text:p>
          </table:table-cell>
          <table:table-cell table:style-name="ce15" table:formula="of:=[.F33]+[.D33]" office:value-type="float" office:value="158">
            <text:p>158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[.$E$48]+(([.M34]-1)*[.$I$24])" office:value-type="float" office:value="12090">
            <text:p>12090</text:p>
          </table:table-cell>
          <table:table-cell table:style-name="ce38" table:formula="of:=DEC2HEX([.N34];8)" office:value-type="string" office:string-value="00002F3A">
            <text:p>00002F3A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4]+[.E34]" office:value-type="float" office:value="160">
            <text:p>160</text:p>
          </table:table-cell>
          <table:table-cell table:style-name="ce15" table:formula="of:=[.F34]+[.D34]" office:value-type="float" office:value="159">
            <text:p>159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[.$E$48]+(([.M35]-1)*[.$I$24])" office:value-type="float" office:value="13744">
            <text:p>13744</text:p>
          </table:table-cell>
          <table:table-cell table:style-name="ce38" table:formula="of:=DEC2HEX([.N35];8)" office:value-type="string" office:string-value="000035B0">
            <text:p>000035B0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5]+[.E35]" office:value-type="float" office:value="161">
            <text:p>161</text:p>
          </table:table-cell>
          <table:table-cell table:style-name="ce15" table:formula="of:=[.F35]+[.D35]" office:value-type="float" office:value="160">
            <text:p>160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[.$E$48]+(([.M36]-1)*[.$I$24])" office:value-type="float" office:value="15398">
            <text:p>15398</text:p>
          </table:table-cell>
          <table:table-cell table:style-name="ce38" table:formula="of:=DEC2HEX([.N36];8)" office:value-type="string" office:string-value="00003C26">
            <text:p>00003C26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6]+[.E36]" office:value-type="float" office:value="162">
            <text:p>162</text:p>
          </table:table-cell>
          <table:table-cell table:style-name="ce15" table:formula="of:=[.F36]+[.D36]" office:value-type="float" office:value="161">
            <text:p>161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7]+[.E37]" office:value-type="float" office:value="163">
            <text:p>163</text:p>
          </table:table-cell>
          <table:table-cell table:style-name="ce15" table:formula="of:=[.F37]+[.D37]" office:value-type="float" office:value="162">
            <text:p>162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8]+[.E38]" office:value-type="float" office:value="164">
            <text:p>164</text:p>
          </table:table-cell>
          <table:table-cell table:style-name="ce15" table:formula="of:=[.F38]+[.D38]" office:value-type="float" office:value="163">
            <text:p>163</text:p>
          </table:table-cell>
          <table:table-cell/>
          <table:table-cell table:style-name="ce27" table:number-columns-repeated="4"/>
          <table:table-cell table:number-columns-repeated="4"/>
        </table:table-row>
        <table:table-row table:style-name="ro2">
          <table:table-cell/>
          <table:covered-table-cell table:style-name="ce6"/>
          <table:table-cell office:value-type="string">
            <text:p>Repeat Function 2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9]+[.E39]" office:value-type="float" office:value="165">
            <text:p>165</text:p>
          </table:table-cell>
          <table:table-cell table:style-name="ce15" table:formula="of:=[.F39]+[.D39]" office:value-type="float" office:value="164">
            <text:p>164</text:p>
          </table:table-cell>
          <table:table-cell table:number-columns-repeated="4"/>
          <table:table-cell table:style-name="ce27"/>
          <table:table-cell table:number-columns-repeated="4"/>
        </table:table-row>
        <table:table-row table:style-name="ro2">
          <table:table-cell/>
          <table:covered-table-cell table:style-name="ce6"/>
          <table:table-cell office:value-type="string">
            <text:p>Repeat Function 2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0]+[.E40]" office:value-type="float" office:value="166">
            <text:p>166</text:p>
          </table:table-cell>
          <table:table-cell table:style-name="ce15" table:formula="of:=[.F40]+[.D40]" office:value-type="float" office:value="165">
            <text:p>165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1]+[.E41]" office:value-type="float" office:value="167">
            <text:p>167</text:p>
          </table:table-cell>
          <table:table-cell table:style-name="ce15" table:formula="of:=[.F41]+[.D41]" office:value-type="float" office:value="166">
            <text:p>166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table:style-name="ce10" office:value-type="string">
            <text:p>Spare</text:p>
          </table:table-cell>
          <table:table-cell table:style-name="ce16" office:value-type="float" office:value="88">
            <text:p>88</text:p>
          </table:table-cell>
          <table:table-cell table:style-name="ce16" table:formula="of:=[.D42]+[.E42]" office:value-type="float" office:value="168">
            <text:p>168</text:p>
          </table:table-cell>
          <table:table-cell table:style-name="ce16" table:formula="of:=[.F42]+[.D42]" office:value-type="float" office:value="167">
            <text:p>167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EnableAutoAllocateProxy</text:p>
          </table:table-cell>
          <table:table-cell table:style-name="ce15" office:value-type="float" office:value="1">
            <text:p>1</text:p>
          </table:table-cell>
          <table:table-cell table:style-name="ce15" table:formula="of:=[.D43]+[.E43]" office:value-type="float" office:value="256">
            <text:p>256</text:p>
          </table:table-cell>
          <table:table-cell table:style-name="ce15" table:formula="of:=[.F43]+[.D43]" office:value-type="float" office:value="255">
            <text:p>255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44]+[.E44]" office:value-type="float" office:value="257">
            <text:p>257</text:p>
          </table:table-cell>
          <table:table-cell table:style-name="ce15" table:formula="of:=[.F44]+[.D44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45]+[.E45]" office:value-type="float" office:value="257">
            <text:p>257</text:p>
          </table:table-cell>
          <table:table-cell table:style-name="ce15" table:formula="of:=[.F45]+[.D45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 table:style-name="ce10" office:value-type="string">
            <text:p>Spare</text:p>
          </table:table-cell>
          <table:table-cell table:style-name="ce17" office:value-type="float" office:value="255">
            <text:p>255</text:p>
          </table:table-cell>
          <table:table-cell table:style-name="ce15" table:formula="of:=[.D46]+[.E46]" office:value-type="float" office:value="257">
            <text:p>257</text:p>
          </table:table-cell>
          <table:table-cell table:style-name="ce15" table:formula="of:=[.F46]+[.D46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>
            <text:p>Total</text:p>
          </table:table-cell>
          <table:table-cell table:style-name="ce11" office:value-type="string">
            <text:p>Target = 512</text:p>
          </table:table-cell>
          <table:table-cell table:style-name="ce18" table:formula="of:=SUM([.D3:.D47])" office:value-type="float" office:value="512">
            <text:p>512</text:p>
          </table:table-cell>
          <table:table-cell table:style-name="ce19" table:formula="of:=[.D47]+[.E47]" office:value-type="float" office:value="512">
            <text:p>512</text:p>
          </table:table-cell>
          <table:table-cell table:style-name="ce19" table:formula="of:=[.F47]+[.D47]" office:value-type="float" office:value="511">
            <text:p>511</text:p>
          </table:table-cell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6/29/2014</text:date>, <text:time>17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4-06-29T17:57:50</dc:date>
    <dc:creator>Jim Kueneman</dc:creator>
    <meta:editing-duration>P9DT12H33M35S</meta:editing-duration>
    <meta:editing-cycles>47</meta:editing-cycles>
    <meta:generator>OpenOffice/4.1.0$Unix OpenOffice.org_project/410m18$Build-9764</meta:generator>
    <meta:document-statistic meta:table-count="3" meta:cell-count="322" meta:object-count="0"/>
  </office:meta>
</office:document-meta>
</file>